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cd45" officeooo:paragraph-rsid="001ccd45" style:font-weight-asian="bold" style:font-weight-complex="bold"/>
    </style:style>
    <style:style style:name="T1" style:family="text">
      <style:text-properties officeooo:rsid="001ec0bc"/>
    </style:style>
    <style:style style:name="T2" style:family="text">
      <style:text-properties officeooo:rsid="001fe4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are Demo Materials:</text:p>
      <text:p text:style-name="P1"/>
      <text:p text:style-name="P1">1. Experiment Sep. 18. <text:span text:style-name="T2">+ Inverted from Mar. 13</text:span></text:p>
      <text:p text:style-name="P1">3. YA → Contour Expansion Demo.</text:p>
      <text:p text:style-name="P1">4. Simple <text:span text:style-name="T1">Image (before after) + video → ter – &gt; contourExpan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11-04T12:40:37.169828455</meta:creation-date>
    <dc:date>2014-11-07T14:57:11.957231428</dc:date>
    <dc:creator>Mohamed Tleis</dc:creator>
    <meta:editing-duration>PT21M40S</meta:editing-duration>
    <meta:editing-cycles>2</meta:editing-cycles>
    <meta:generator>LibreOffice/4.2.5.2$Linux_X86_64 LibreOffice_project/420m0$Build-2</meta:generator>
    <meta:document-statistic meta:table-count="0" meta:image-count="0" meta:object-count="0" meta:page-count="1" meta:paragraph-count="4" meta:word-count="29" meta:character-count="165" meta:non-whitespace-character-count="139"/>
  </office:meta>
</office:document-meta>
</file>